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135f9"/>
    </style:style>
    <style:style style:name="P4" style:family="paragraph" style:parent-style-name="Standard" style:list-style-name="L1">
      <style:text-properties fo:language="es" fo:country="ES"/>
    </style:style>
    <style:style style:name="P5" style:family="paragraph" style:parent-style-name="Standard" style:list-style-name="L1">
      <style:text-properties fo:language="es" fo:country="ES" officeooo:paragraph-rsid="000135f9"/>
    </style:style>
    <style:style style:name="P6" style:family="paragraph" style:parent-style-name="Standard" style:list-style-name="L1">
      <style:text-properties fo:language="es" fo:country="ES" style:text-underline-style="solid" style:text-underline-width="auto" style:text-underline-color="font-color"/>
    </style:style>
    <style:style style:name="P7" style:family="paragraph" style:parent-style-name="Standard" style:list-style-name="L1">
      <style:text-properties fo:color="#2a6099" fo:language="es" fo:country="ES" officeooo:rsid="000135f9" officeooo:paragraph-rsid="000135f9"/>
    </style:style>
    <style:style style:name="P8" style:family="paragraph" style:parent-style-name="Standard" style:list-style-name="L1">
      <style:text-properties fo:color="#2a6099" fo:language="es" fo:country="ES" officeooo:rsid="00038fe5" officeooo:paragraph-rsid="00038fe5"/>
    </style:style>
    <style:style style:name="P9" style:family="paragraph" style:parent-style-name="Standard">
      <style:text-properties officeooo:paragraph-rsid="000135f9"/>
    </style:style>
    <style:style style:name="T1" style:family="text">
      <style:text-properties fo:font-variant="normal" fo:text-transform="none" fo:color="#82005e" style:text-line-through-style="none" style:text-line-through-type="none" style:font-name="Open Sans" fo:font-size="10.5pt" fo:letter-spacing="normal" fo:language="es" fo:country="ES" fo:font-style="normal" style:text-underline-style="none" fo:font-weight="normal" style:text-blinking="false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text-underline-style="solid" style:text-underline-width="auto" style:text-underline-color="font-color"/>
    </style:style>
    <style:style style:name="T4" style:family="text">
      <style:text-properties fo:language="es" fo:country="ES" officeooo:rsid="00038fe5"/>
    </style:style>
    <style:style style:name="T5" style:family="text">
      <style:text-properties fo:color="#2a6099" fo:language="es" fo:country="ES" style:text-underline-style="solid" style:text-underline-width="auto" style:text-underline-color="font-color"/>
    </style:style>
    <style:style style:name="T6" style:family="text">
      <style:text-properties fo:color="#2a6099" fo:language="es" fo:country="ES" style:text-underline-style="solid" style:text-underline-width="auto" style:text-underline-color="font-color" officeooo:rsid="000135f9"/>
    </style:style>
    <style:style style:name="T7" style:family="text">
      <style:text-properties fo:color="#2a6099" fo:language="es" fo:country="ES" style:text-underline-style="solid" style:text-underline-width="auto" style:text-underline-color="font-color" officeooo:rsid="0001becb"/>
    </style:style>
    <style:style style:name="T8" style:family="text">
      <style:text-properties fo:color="#2a6099" fo:language="es" fo:country="ES" style:text-underline-style="solid" style:text-underline-width="auto" style:text-underline-color="font-color" officeooo:rsid="00038f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gando.</text:p>
      <text:p text:style-name="P1"/>
      <text:p text:style-name="P9"><text:span text:style-name="T2">Lee el artículo: </text:span><text:a xlink:type="simple" xlink:href="http://www.ejemplos.co/15-ejemplos-de-redes-lan-man-y-wan/" office:target-frame-name="_blank" xlink:show="new" text:style-name="Internet_20_link" text:visited-style-name="Visited_20_Internet_20_Link"><text:span text:style-name="T1">http://www.ejemplos.co/15-ejemplos-de-redes-lan-man-y-wan/</text:span></text:a><text:span text:style-name="T2"> <text:s/>y responde:</text:span></text:p>
      <text:p text:style-name="P1"/>
      <text:list xml:id="list3865943673" text:style-name="L1">
        <text:list-item>
          <text:p text:style-name="P4">¿Una red de datos o informática tiene elementos hardware y/o software (SI/NO)? </text:p>
          <text:p text:style-name="P7">SI</text:p>
        </text:list-item>
        <text:list-item>
          <text:p text:style-name="P2"><text:span text:style-name="T2">Las redes de datos operan como cualquier forma de comunicación establecida: mediante la interacción coordinada y recíproca de</text:span><text:span text:style-name="T5">__</text:span><text:span text:style-name="T6">EMISOR </text:span><text:span text:style-name="T8">Y RECEPTOR usando un CANAL</text:span><text:span text:style-name="T5">____</text:span><text:span text:style-name="T2">y empleando un código común.</text:span></text:p>
          <text:p text:style-name="P4"/>
        </text:list-item>
        <text:list-item>
          <text:p text:style-name="P3"><text:span text:style-name="T2">LAN, MAN y WAN son</text:span><text:span text:style-name="T5">_</text:span><text:span text:style-name="T8">TRES</text:span><text:span text:style-name="T5">_</text:span><text:span text:style-name="T6">TIPOS DE REDES</text:span><text:span text:style-name="T5">_</text:span><text:span text:style-name="T8">ATENDIENDO A SU CANAL</text:span><text:span text:style-name="T5">___</text:span><text:span text:style-name="T2">Pon ejemplos de LAN, MAN y WAN que tu utilices.</text:span></text:p>
          <text:p text:style-name="P5"/>
        </text:list-item>
        <text:list-item>
          <text:p text:style-name="P5">¿Qué tiene en común este tipo de redes a la hora de operar con cualquier otra forma de comunicación?</text:p>
          <text:p text:style-name="P8">USAN EL MISMO PROTOCOLO</text:p>
        </text:list-item>
        <text:list-item>
          <text:p text:style-name="P4">En el articulo se habla de protocolo</text:p>
          <text:p text:style-name="P4"/>
          <text:list>
            <text:list-item>
              <text:p text:style-name="P4">¿Cómo explicarías que es un protocolo? </text:p>
              <text:p text:style-name="P8">CONJUNTOS DE NORMAS/REGLAS QUE RIGEN LA COMUNICACIÓN (CÓDIGO COMÚN)</text:p>
            </text:list-item>
            <text:list-item>
              <text:p text:style-name="P2"><text:span text:style-name="T2">Las pilas de protocolos OSI y TCP/IP tienen en común en que estructuran la comunicación en</text:span><text:span text:style-name="T5">_</text:span><text:span text:style-name="T7">CAPAS</text:span><text:span text:style-name="T5">_____</text:span><text:span text:style-name="T2"> .</text:span></text:p>
              <text:p text:style-name="P4"/>
            </text:list-item>
            <text:list-item>
              <text:p text:style-name="P2"><text:span text:style-name="T2">Sin embargo, OSI se organiza en (indica el número)</text:span><text:span text:style-name="T5">_</text:span><text:span text:style-name="T7">7 <text:s/>CAPAS</text:span><text:span text:style-name="T5">__</text:span><text:span text:style-name="T2">, mientras que TC</text:span><text:span text:style-name="T4">P</text:span><text:span text:style-name="T2">/IP lo hacen en</text:span><text:span text:style-name="T5">__</text:span><text:span text:style-name="T7">4 <text:s/>CAPAS</text:span><text:span text:style-name="T5">____</text:span><text:span text:style-name="T3">.</text:span></text:p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9T10:26:13.303000000</dc:date>
    <meta:editing-duration>PT21M35S</meta:editing-duration>
    <meta:editing-cycles>3</meta:editing-cycles>
    <meta:document-statistic meta:table-count="0" meta:image-count="0" meta:object-count="0" meta:page-count="1" meta:paragraph-count="18" meta:word-count="161" meta:character-count="977" meta:non-whitespace-character-count="840"/>
  </office:meta>
</office:document-meta>
</file>